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3e18" officeooo:paragraph-rsid="00063e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p&gt;'Lulu Lemons'aspires to be at the forefront of what she does and in doing so, hopes to inspire her readers religiously.&lt;/p&gt;</text:p>
      <text:p text:style-name="P1"></text:p>
      <text:p text:style-name="P1">&lt;p&gt;In addition to her blog, she aims to set sparkle on dormant perspectives and enlighten her readers on the intricacies in fashion, travel and poerty. Her blog aims to free marganilized ideals society has caused us to view the world in.&lt;/p&gt;</text:p>
      <text:p text:style-name="P1"></text:p>
      <text:p text:style-name="P1">&lt;p&gt;Nolu has worked with and collabrorated on various projects with other other creatives, she believes that this will enhance not only her reach but grow her as an artist.</text:p>
      <text:p text:style-name="P1">She has worked as a personal stylist for a few fashionistas, fashion houses and worked with PE based hip hop artists on styling their music videos. </text:p>
      <text:p text:style-name="P1">Poetry can be seen through the different pursuits she featured in and completed. Be it in her imagery or how she layers her outfits with subtle hints of sophistication and her slight township edge.</text:p>
      <text:p text:style-name="P1">&lt;/p&gt;</text:p>
      <text:p text:style-name="P1">&lt;p&gt;she is a well of ideas, <text:s/>knowledge and has alternative views on the world and its sphere. &lt;/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4:39:28.517254298</meta:creation-date>
    <dc:date>2018-04-04T14:39:56.373488716</dc:date>
    <meta:editing-duration>P0D</meta:editing-duration>
    <meta:editing-cycles>1</meta:editing-cycles>
    <meta:document-statistic meta:table-count="0" meta:image-count="0" meta:object-count="0" meta:page-count="1" meta:paragraph-count="9" meta:word-count="170" meta:character-count="992" meta:non-whitespace-character-count="819"/>
    <meta:generator>LibreOffice/4.2.8.2$Linux_X86_64 LibreOffice_project/420m0$Build-2</meta:generator>
  </office:meta>
</office:document-meta>
</file>